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T1" style:family="text">
      <style:text-properties fo:color="#000080"/>
    </style:style>
    <style:style style:name="T2" style:family="text">
      <style:text-properties fo:color="#800080"/>
    </style:style>
    <style:style style:name="T3" style:family="text">
      <style:text-properties style:use-window-font-color="true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CP 伺服器與客戶端雛型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3個寶物在 server：A、B、C</text:p>
              </text:list-item>
              <text:list-item>
                <text:p>每隔1秒client依照A、B、C的順序取寶物</text:p>
              </text:list-item>
              <text:list-item>
                <text:p>client若已有寶物，則不取，這一秒就不做事</text:p>
              </text:list-item>
              <text:list-item>
                <text:p>client若持有寶物超過5秒，則釋放寶物</text:p>
              </text:list-item>
              <text:list-item>
                <text:p>server在達到兩個client連線之前不得進行交易</text:p>
              </text:list-item>
              <text:list-item>
                <text:p>server在達到兩個client連線之後不得進行連線</text:p>
              </text:list-item>
              <text:list-item>
                <text:p>server必須將連線包裝成執行緒(<text:span text:style-name="T1">worker</text:span>)執行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erver</text:p>
                <text:list>
                  <text:list-header>
                    <text:p>loop</text:p>
                    <text:list>
                      <text:list-header>
                        <text:p>接受新的連線直到兩個client都連上線</text:p>
                        <text:p>通知所有<text:span text:style-name="T1">worker</text:span>可以開始進行交易</text:p>
                        <text:p>等待任何<text:span text:style-name="T1">worker</text:span>離開</text:p>
                      </text:list-header>
                    </text:list>
                  </text:list-header>
                </text:list>
                <text:p><text:span text:style-name="T1">worker</text:span></text:p>
                <text:list>
                  <text:list-header>
                    <text:p>等待server通知：「可以開始進行交易」</text:p>
                    <text:p>交易中</text:p>
                    <text:list>
                      <text:list-header>
                        <text:p>if 斷線 <text:s text:c="28"/>=&gt; 通知server自己要離開</text:p>
                        <text:p>if 任何其他worker離開 =&gt; 等待新的<text:span text:style-name="T1">worker</text:span>加入</text:p>
                      </text:list-header>
                    </text:list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sign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server</text:p>
                <text:list>
                  <text:list-header>
                    <text:p>loop</text:p>
                    <text:list>
                      <text:list-header>
                        <text:p>接受新的連線直到兩個client都連上線</text:p>
                        <text:p><text:span text:style-name="T2">通知</text:span>所有<text:span text:style-name="T3">worker</text:span>可以開始進行交易</text:p>
                        <text:p><text:span text:style-name="T2">等待</text:span>任何<text:span text:style-name="T3">worker</text:span>離開</text:p>
                      </text:list-header>
                    </text:list>
                  </text:list-header>
                </text:list>
                <text:p><text:span text:style-name="T3">worker</text:span></text:p>
                <text:list>
                  <text:list-header>
                    <text:p><text:span text:style-name="T2">等待</text:span>server通知：「可以開始進行交易」</text:p>
                    <text:p>交易中</text:p>
                    <text:list>
                      <text:list-header>
                        <text:p>if 斷線 <text:s text:c="28"/>=&gt; <text:span text:style-name="T2">通知</text:span>server自己要離開</text:p>
                        <text:p>if 任何其他worker離開 =&gt; <text:span text:style-name="T2">等待</text:span>新的<text:span text:style-name="T3">worker</text:span>加入</text:p>
                      </text:list-header>
                    </text:list>
                  </text:list-header>
                </text:list>
                <text:p><text:span text:style-name="T2"/></text:p>
                <text:p><text:span text:style-name="T2">通知</text:span><text:span text:style-name="T3">與</text:span><text:span text:style-name="T2">等待</text:span><text:span text:style-name="T4">必須</text:span><text:span text:style-name="T3">使用同步技術處理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助教沒說的事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若client 1斷線，所有寶物回收</text:p>
                <text:list>
                  <text:list-header>
                    <text:p>client 2已進行一些交易，持有的寶物不會被回收</text:p>
                    <text:p>client 2並不知道他的寶物被回收</text:p>
                    <text:p>若有新的連線，server會將寶物給予新的client</text:p>
                    <text:p>同時間下有兩個client擁有相同的寶物</text:p>
                  </text:list-header>
                </text:list>
                <text:p>若client 1斷線，只回收client 1的寶物</text:p>
                <text:list>
                  <text:list-header>
                    <text:p>依照client照順序獲取寶物的特性</text:p>
                    <text:p>若有新的連線，即形成死鎖</text:p>
                    <text:p>新的client永遠拿不到寶物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layer="layout" svg:width="25.199cm" svg:height="3.506cm" svg:x="1.4cm" svg:y="0.837cm" presentation:class="title">
          <draw:text-box>
            <text:p>不幸中的大幸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兩個client擁有相同的寶物最多持續5秒</text:p>
                <text:p>新的client有機會在20分鐘後拿到寶物</text:p>
                <text:list>
                  <text:list-item>
                    <text:p>由於電腦時間誤差的累積，死鎖有機會解開</text:p>
                  </text:list-item>
                </text:list>
                <text:p/>
                <text:p>真正的解決之道：</text:p>
                <text:list>
                  <text:list-item>
                    <text:p>worker可以主動通知client寶物被回收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FreeSans" style:font-size-asian="24pt" style:language-asian="zh" style:country-asian="CN" style:font-name-complex="Free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ien </meta:initial-creator>
    <meta:creation-date>2015-11-09T08:05:47.378076642</meta:creation-date>
    <dc:date>2015-11-09T09:36:09.513313517</dc:date>
    <dc:creator>lien </dc:creator>
    <meta:editing-duration>PT1H15M7S</meta:editing-duration>
    <meta:editing-cycles>12</meta:editing-cycles>
    <meta:generator>LibreOffice/4.2.8.2$Linux_X86_64 LibreOffice_project/420m0$Build-2</meta:generator>
    <meta:document-statistic meta:object-count="41"/>
  </office:meta>
</office:document-meta>
</file>